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iCon3-472tx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FiniCon</text:p>
          </table:table-cell>
          <table:table-cell office:value-type="string" calcext:value-type="string">
            <text:p>FiniPost</text:p>
          </table:table-cell>
          <table:table-cell office:value-type="string" calcext:value-type="string">
            <text:p>StartCon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ost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065528966819E+018" calcext:value-type="float">
            <text:p>1.53065528966819E+018</text:p>
          </table:table-cell>
          <table:table-cell office:value-type="float" office:value="1.53065529022027E+018" calcext:value-type="float">
            <text:p>1.53065529022027E+018</text:p>
          </table:table-cell>
          <table:table-cell office:value-type="float" office:value="1.5306552891643E+018" calcext:value-type="float">
            <text:p>1.5306552891643E+01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C2]-[.D2])/1000000" office:value-type="float" office:value="1055.971328" calcext:value-type="float">
            <text:p>1055.971328</text:p>
          </table:table-cell>
          <table:table-cell table:formula="of:=([.C2]-[.B2])/1000000" office:value-type="float" office:value="552.082432" calcext:value-type="float">
            <text:p>552.082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065529138675E+018" calcext:value-type="float">
            <text:p>1.53065529138675E+018</text:p>
          </table:table-cell>
          <table:table-cell office:value-type="float" office:value="1.53065529562827E+018" calcext:value-type="float">
            <text:p>1.53065529562827E+018</text:p>
          </table:table-cell>
          <table:table-cell office:value-type="float" office:value="1.53065529096356E+018" calcext:value-type="float">
            <text:p>1.53065529096356E+018</text:p>
          </table:table-cell>
          <table:table-cell office:value-type="float" office:value="472" calcext:value-type="float">
            <text:p>472</text:p>
          </table:table-cell>
          <table:table-cell table:formula="of:=([.D3]-[.C2])/1000000" office:value-type="float" office:value="743.292416" calcext:value-type="float">
            <text:p>743.292416</text:p>
          </table:table-cell>
          <table:table-cell table:formula="of:=([.C3]-[.D3])/1000000" office:value-type="float" office:value="4664.705536" calcext:value-type="float">
            <text:p>4664.705536</text:p>
          </table:table-cell>
          <table:table-cell table:formula="of:=([.C3]-[.B3])/1000000" office:value-type="float" office:value="4241.521664" calcext:value-type="float">
            <text:p>4241.521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065529514394E+018" calcext:value-type="float">
            <text:p>1.53065529514394E+018</text:p>
          </table:table-cell>
          <table:table-cell office:value-type="float" office:value="1.53065529754094E+018" calcext:value-type="float">
            <text:p>1.53065529754094E+018</text:p>
          </table:table-cell>
          <table:table-cell office:value-type="float" office:value="1.53065529511889E+018" calcext:value-type="float">
            <text:p>1.53065529511889E+018</text:p>
          </table:table-cell>
          <table:table-cell office:value-type="float" office:value="473" calcext:value-type="float">
            <text:p>473</text:p>
          </table:table-cell>
          <table:table-cell table:formula="of:=([.D4]-[.C3])/1000000" office:value-type="float" office:value="-509.383424" calcext:value-type="float">
            <text:p>-509.383424</text:p>
          </table:table-cell>
          <table:table-cell table:formula="of:=([.C4]-[.D4])/1000000" office:value-type="float" office:value="2422.05952" calcext:value-type="float">
            <text:p>2422.05952</text:p>
          </table:table-cell>
          <table:table-cell table:formula="of:=([.C4]-[.B4])/1000000" office:value-type="float" office:value="2397.00864" calcext:value-type="float">
            <text:p>2397.00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065529693109E+018" calcext:value-type="float">
            <text:p>1.53065529693109E+018</text:p>
          </table:table-cell>
          <table:table-cell office:value-type="float" office:value="1.53065530109493E+018" calcext:value-type="float">
            <text:p>1.53065530109493E+018</text:p>
          </table:table-cell>
          <table:table-cell office:value-type="float" office:value="1.53065529652883E+018" calcext:value-type="float">
            <text:p>1.53065529652883E+018</text:p>
          </table:table-cell>
          <table:table-cell office:value-type="float" office:value="473" calcext:value-type="float">
            <text:p>473</text:p>
          </table:table-cell>
          <table:table-cell table:formula="of:=([.D5]-[.C4])/1000000" office:value-type="float" office:value="-1012.11648" calcext:value-type="float">
            <text:p>-1012.11648</text:p>
          </table:table-cell>
          <table:table-cell table:formula="of:=([.C5]-[.D5])/1000000" office:value-type="float" office:value="4566.09792" calcext:value-type="float">
            <text:p>4566.09792</text:p>
          </table:table-cell>
          <table:table-cell table:formula="of:=([.C5]-[.B5])/1000000" office:value-type="float" office:value="4163.841024" calcext:value-type="float">
            <text:p>4163.841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065530064492E+018" calcext:value-type="float">
            <text:p>1.53065530064492E+018</text:p>
          </table:table-cell>
          <table:table-cell office:value-type="float" office:value="1.5306553089085E+018" calcext:value-type="float">
            <text:p>1.5306553089085E+018</text:p>
          </table:table-cell>
          <table:table-cell office:value-type="float" office:value="1.53065529833171E+018" calcext:value-type="float">
            <text:p>1.53065529833171E+018</text:p>
          </table:table-cell>
          <table:table-cell office:value-type="float" office:value="473" calcext:value-type="float">
            <text:p>473</text:p>
          </table:table-cell>
          <table:table-cell table:formula="of:=([.D6]-[.C5])/1000000" office:value-type="float" office:value="-2763.218688" calcext:value-type="float">
            <text:p>-2763.218688</text:p>
          </table:table-cell>
          <table:table-cell table:formula="of:=([.C6]-[.D6])/1000000" office:value-type="float" office:value="10576.79616" calcext:value-type="float">
            <text:p>10576.79616</text:p>
          </table:table-cell>
          <table:table-cell table:formula="of:=([.C6]-[.B6])/1000000" office:value-type="float" office:value="8263.579136" calcext:value-type="float">
            <text:p>8263.579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065530447496E+018" calcext:value-type="float">
            <text:p>1.53065530447496E+018</text:p>
          </table:table-cell>
          <table:table-cell office:value-type="float" office:value="1.53065531344846E+018" calcext:value-type="float">
            <text:p>1.53065531344846E+018</text:p>
          </table:table-cell>
          <table:table-cell office:value-type="float" office:value="1.53065530205602E+018" calcext:value-type="float">
            <text:p>1.53065530205602E+018</text:p>
          </table:table-cell>
          <table:table-cell office:value-type="float" office:value="474" calcext:value-type="float">
            <text:p>474</text:p>
          </table:table-cell>
          <table:table-cell table:formula="of:=([.D7]-[.C6])/1000000" office:value-type="float" office:value="-6852.48512" calcext:value-type="float">
            <text:p>-6852.48512</text:p>
          </table:table-cell>
          <table:table-cell table:formula="of:=([.C7]-[.D7])/1000000" office:value-type="float" office:value="11392.441088" calcext:value-type="float">
            <text:p>11392.441088</text:p>
          </table:table-cell>
          <table:table-cell table:formula="of:=([.C7]-[.B7])/1000000" office:value-type="float" office:value="8973.50144" calcext:value-type="float">
            <text:p>8973.50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065530833284E+018" calcext:value-type="float">
            <text:p>1.53065530833284E+018</text:p>
          </table:table-cell>
          <table:table-cell office:value-type="float" office:value="1.53065531622741E+018" calcext:value-type="float">
            <text:p>1.53065531622741E+018</text:p>
          </table:table-cell>
          <table:table-cell office:value-type="float" office:value="1.53065530832762E+018" calcext:value-type="float">
            <text:p>1.53065530832762E+018</text:p>
          </table:table-cell>
          <table:table-cell office:value-type="float" office:value="474" calcext:value-type="float">
            <text:p>474</text:p>
          </table:table-cell>
          <table:table-cell table:formula="of:=([.D8]-[.C7])/1000000" office:value-type="float" office:value="-5120.84224" calcext:value-type="float">
            <text:p>-5120.84224</text:p>
          </table:table-cell>
          <table:table-cell table:formula="of:=([.C8]-[.D8])/1000000" office:value-type="float" office:value="7899.792128" calcext:value-type="float">
            <text:p>7899.792128</text:p>
          </table:table-cell>
          <table:table-cell table:formula="of:=([.C8]-[.B8])/1000000" office:value-type="float" office:value="7894.5664" calcext:value-type="float">
            <text:p>7894.5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5531254886E+018" calcext:value-type="float">
            <text:p>1.53065531254886E+018</text:p>
          </table:table-cell>
          <table:table-cell office:value-type="float" office:value="1.53065532384446E+018" calcext:value-type="float">
            <text:p>1.53065532384446E+018</text:p>
          </table:table-cell>
          <table:table-cell office:value-type="float" office:value="1.53065530983384E+018" calcext:value-type="float">
            <text:p>1.53065530983384E+018</text:p>
          </table:table-cell>
          <table:table-cell office:value-type="float" office:value="474" calcext:value-type="float">
            <text:p>474</text:p>
          </table:table-cell>
          <table:table-cell table:formula="of:=([.D9]-[.C8])/1000000" office:value-type="float" office:value="-6393.569792" calcext:value-type="float">
            <text:p>-6393.569792</text:p>
          </table:table-cell>
          <table:table-cell table:formula="of:=([.C9]-[.D9])/1000000" office:value-type="float" office:value="14010.620416" calcext:value-type="float">
            <text:p>14010.620416</text:p>
          </table:table-cell>
          <table:table-cell table:formula="of:=([.C9]-[.B9])/1000000" office:value-type="float" office:value="11295.598848" calcext:value-type="float">
            <text:p>11295.5988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3065531520883E+018" calcext:value-type="float">
            <text:p>1.53065531520883E+018</text:p>
          </table:table-cell>
          <table:table-cell office:value-type="float" office:value="1.53065532777793E+018" calcext:value-type="float">
            <text:p>1.53065532777793E+018</text:p>
          </table:table-cell>
          <table:table-cell office:value-type="float" office:value="1.53065531490449E+018" calcext:value-type="float">
            <text:p>1.53065531490449E+018</text:p>
          </table:table-cell>
          <table:table-cell office:value-type="float" office:value="474" calcext:value-type="float">
            <text:p>474</text:p>
          </table:table-cell>
          <table:table-cell table:formula="of:=([.D10]-[.C9])/1000000" office:value-type="float" office:value="-8939.966464" calcext:value-type="float">
            <text:p>-8939.966464</text:p>
          </table:table-cell>
          <table:table-cell table:formula="of:=([.C10]-[.D10])/1000000" office:value-type="float" office:value="12873.431808" calcext:value-type="float">
            <text:p>12873.431808</text:p>
          </table:table-cell>
          <table:table-cell table:formula="of:=([.C10]-[.B10])/1000000" office:value-type="float" office:value="12569.094656" calcext:value-type="float">
            <text:p>12569.094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3065531982149E+018" calcext:value-type="float">
            <text:p>1.53065531982149E+018</text:p>
          </table:table-cell>
          <table:table-cell office:value-type="float" office:value="1.53065533863341E+018" calcext:value-type="float">
            <text:p>1.53065533863341E+018</text:p>
          </table:table-cell>
          <table:table-cell office:value-type="float" office:value="1.53065531773396E+018" calcext:value-type="float">
            <text:p>1.53065531773396E+018</text:p>
          </table:table-cell>
          <table:table-cell office:value-type="float" office:value="475" calcext:value-type="float">
            <text:p>475</text:p>
          </table:table-cell>
          <table:table-cell table:formula="of:=([.D11]-[.C10])/1000000" office:value-type="float" office:value="-10043.968" calcext:value-type="float">
            <text:p>-10043.968</text:p>
          </table:table-cell>
          <table:table-cell table:formula="of:=([.C11]-[.D11])/1000000" office:value-type="float" office:value="20899.453696" calcext:value-type="float">
            <text:p>20899.453696</text:p>
          </table:table-cell>
          <table:table-cell table:formula="of:=([.C11]-[.B11])/1000000" office:value-type="float" office:value="18811.923712" calcext:value-type="float">
            <text:p>18811.9237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065532266813E+018" calcext:value-type="float">
            <text:p>1.53065532266813E+018</text:p>
          </table:table-cell>
          <table:table-cell office:value-type="float" office:value="1.53065534790676E+018" calcext:value-type="float">
            <text:p>1.53065534790676E+018</text:p>
          </table:table-cell>
          <table:table-cell office:value-type="float" office:value="1.53065532146212E+018" calcext:value-type="float">
            <text:p>1.53065532146212E+018</text:p>
          </table:table-cell>
          <table:table-cell office:value-type="float" office:value="475" calcext:value-type="float">
            <text:p>475</text:p>
          </table:table-cell>
          <table:table-cell table:formula="of:=([.D12]-[.C11])/1000000" office:value-type="float" office:value="-17171.287296" calcext:value-type="float">
            <text:p>-17171.287296</text:p>
          </table:table-cell>
          <table:table-cell table:formula="of:=([.C12]-[.D12])/1000000" office:value-type="float" office:value="26444.631296" calcext:value-type="float">
            <text:p>26444.631296</text:p>
          </table:table-cell>
          <table:table-cell table:formula="of:=([.C12]-[.B12])/1000000" office:value-type="float" office:value="25238.622976" calcext:value-type="float">
            <text:p>25238.622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3065532639152E+018" calcext:value-type="float">
            <text:p>1.53065532639152E+018</text:p>
          </table:table-cell>
          <table:table-cell office:value-type="float" office:value="1.53065535346029E+018" calcext:value-type="float">
            <text:p>1.53065535346029E+018</text:p>
          </table:table-cell>
          <table:table-cell office:value-type="float" office:value="1.5306553255844E+018" calcext:value-type="float">
            <text:p>1.5306553255844E+018</text:p>
          </table:table-cell>
          <table:table-cell office:value-type="float" office:value="475" calcext:value-type="float">
            <text:p>475</text:p>
          </table:table-cell>
          <table:table-cell table:formula="of:=([.D13]-[.C12])/1000000" office:value-type="float" office:value="-22322.355456" calcext:value-type="float">
            <text:p>-22322.355456</text:p>
          </table:table-cell>
          <table:table-cell table:formula="of:=([.C13]-[.D13])/1000000" office:value-type="float" office:value="27875.885824" calcext:value-type="float">
            <text:p>27875.885824</text:p>
          </table:table-cell>
          <table:table-cell table:formula="of:=([.C13]-[.B13])/1000000" office:value-type="float" office:value="27068.769024" calcext:value-type="float">
            <text:p>27068.7690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065533374369E+018" calcext:value-type="float">
            <text:p>1.53065533374369E+018</text:p>
          </table:table-cell>
          <table:table-cell office:value-type="float" office:value="1.53065535825875E+018" calcext:value-type="float">
            <text:p>1.53065535825875E+018</text:p>
          </table:table-cell>
          <table:table-cell office:value-type="float" office:value="1.53065533053376E+018" calcext:value-type="float">
            <text:p>1.53065533053376E+018</text:p>
          </table:table-cell>
          <table:table-cell office:value-type="float" office:value="476" calcext:value-type="float">
            <text:p>476</text:p>
          </table:table-cell>
          <table:table-cell table:formula="of:=([.D14]-[.C13])/1000000" office:value-type="float" office:value="-22926.5216" calcext:value-type="float">
            <text:p>-22926.5216</text:p>
          </table:table-cell>
          <table:table-cell table:formula="of:=([.C14]-[.D14])/1000000" office:value-type="float" office:value="27724.98304" calcext:value-type="float">
            <text:p>27724.98304</text:p>
          </table:table-cell>
          <table:table-cell table:formula="of:=([.C14]-[.B14])/1000000" office:value-type="float" office:value="24515.052032" calcext:value-type="float">
            <text:p>24515.052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3065534107777E+018" calcext:value-type="float">
            <text:p>1.53065534107777E+018</text:p>
          </table:table-cell>
          <table:table-cell office:value-type="float" office:value="1.53065536778949E+018" calcext:value-type="float">
            <text:p>1.53065536778949E+018</text:p>
          </table:table-cell>
          <table:table-cell office:value-type="float" office:value="1.53065534074358E+018" calcext:value-type="float">
            <text:p>1.53065534074358E+018</text:p>
          </table:table-cell>
          <table:table-cell office:value-type="float" office:value="476" calcext:value-type="float">
            <text:p>476</text:p>
          </table:table-cell>
          <table:table-cell table:formula="of:=([.D15]-[.C14])/1000000" office:value-type="float" office:value="-17515.165696" calcext:value-type="float">
            <text:p>-17515.165696</text:p>
          </table:table-cell>
          <table:table-cell table:formula="of:=([.C15]-[.D15])/1000000" office:value-type="float" office:value="27045.908736" calcext:value-type="float">
            <text:p>27045.908736</text:p>
          </table:table-cell>
          <table:table-cell table:formula="of:=([.C15]-[.B15])/1000000" office:value-type="float" office:value="26711.7248" calcext:value-type="float">
            <text:p>26711.72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3065534647986E+018" calcext:value-type="float">
            <text:p>1.53065534647986E+018</text:p>
          </table:table-cell>
          <table:table-cell office:value-type="float" office:value="1.53065537341281E+018" calcext:value-type="float">
            <text:p>1.53065537341281E+018</text:p>
          </table:table-cell>
          <table:table-cell office:value-type="float" office:value="1.53065534647832E+018" calcext:value-type="float">
            <text:p>1.53065534647832E+018</text:p>
          </table:table-cell>
          <table:table-cell office:value-type="float" office:value="476" calcext:value-type="float">
            <text:p>476</text:p>
          </table:table-cell>
          <table:table-cell table:formula="of:=([.D16]-[.C15])/1000000" office:value-type="float" office:value="-21311.166976" calcext:value-type="float">
            <text:p>-21311.166976</text:p>
          </table:table-cell>
          <table:table-cell table:formula="of:=([.C16]-[.D16])/1000000" office:value-type="float" office:value="26934.486272" calcext:value-type="float">
            <text:p>26934.486272</text:p>
          </table:table-cell>
          <table:table-cell table:formula="of:=([.C16]-[.B16])/1000000" office:value-type="float" office:value="26932.948736" calcext:value-type="float">
            <text:p>26932.948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065535203684E+018" calcext:value-type="float">
            <text:p>1.53065535203684E+018</text:p>
          </table:table-cell>
          <table:table-cell office:value-type="float" office:value="1.53065537753547E+018" calcext:value-type="float">
            <text:p>1.53065537753547E+018</text:p>
          </table:table-cell>
          <table:table-cell office:value-type="float" office:value="1.53065535022606E+018" calcext:value-type="float">
            <text:p>1.53065535022606E+018</text:p>
          </table:table-cell>
          <table:table-cell office:value-type="float" office:value="476" calcext:value-type="float">
            <text:p>476</text:p>
          </table:table-cell>
          <table:table-cell table:formula="of:=([.D17]-[.C16])/1000000" office:value-type="float" office:value="-23186.749696" calcext:value-type="float">
            <text:p>-23186.749696</text:p>
          </table:table-cell>
          <table:table-cell table:formula="of:=([.C17]-[.D17])/1000000" office:value-type="float" office:value="27309.410816" calcext:value-type="float">
            <text:p>27309.410816</text:p>
          </table:table-cell>
          <table:table-cell table:formula="of:=([.C17]-[.B17])/1000000" office:value-type="float" office:value="25498.625792" calcext:value-type="float">
            <text:p>25498.625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3065535657687E+018" calcext:value-type="float">
            <text:p>1.53065535657687E+018</text:p>
          </table:table-cell>
          <table:table-cell office:value-type="float" office:value="1.53065538473905E+018" calcext:value-type="float">
            <text:p>1.53065538473905E+018</text:p>
          </table:table-cell>
          <table:table-cell office:value-type="float" office:value="1.53065535574373E+018" calcext:value-type="float">
            <text:p>1.53065535574373E+018</text:p>
          </table:table-cell>
          <table:table-cell office:value-type="float" office:value="477" calcext:value-type="float">
            <text:p>477</text:p>
          </table:table-cell>
          <table:table-cell table:formula="of:=([.D18]-[.C17])/1000000" office:value-type="float" office:value="-21791.736064" calcext:value-type="float">
            <text:p>-21791.736064</text:p>
          </table:table-cell>
          <table:table-cell table:formula="of:=([.C18]-[.D18])/1000000" office:value-type="float" office:value="28995.31264" calcext:value-type="float">
            <text:p>28995.31264</text:p>
          </table:table-cell>
          <table:table-cell table:formula="of:=([.C18]-[.B18])/1000000" office:value-type="float" office:value="28162.180608" calcext:value-type="float">
            <text:p>28162.1806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065536144123E+018" calcext:value-type="float">
            <text:p>1.53065536144123E+018</text:p>
          </table:table-cell>
          <table:table-cell office:value-type="float" office:value="1.53065538857551E+018" calcext:value-type="float">
            <text:p>1.53065538857551E+018</text:p>
          </table:table-cell>
          <table:table-cell office:value-type="float" office:value="1.53065536090476E+018" calcext:value-type="float">
            <text:p>1.53065536090476E+018</text:p>
          </table:table-cell>
          <table:table-cell office:value-type="float" office:value="477" calcext:value-type="float">
            <text:p>477</text:p>
          </table:table-cell>
          <table:table-cell table:formula="of:=([.D19]-[.C18])/1000000" office:value-type="float" office:value="-23834.28352" calcext:value-type="float">
            <text:p>-23834.28352</text:p>
          </table:table-cell>
          <table:table-cell table:formula="of:=([.C19]-[.D19])/1000000" office:value-type="float" office:value="27670.742528" calcext:value-type="float">
            <text:p>27670.742528</text:p>
          </table:table-cell>
          <table:table-cell table:formula="of:=([.C19]-[.B19])/1000000" office:value-type="float" office:value="27134.276608" calcext:value-type="float">
            <text:p>27134.276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065536598084E+018" calcext:value-type="float">
            <text:p>1.53065536598084E+018</text:p>
          </table:table-cell>
          <table:table-cell office:value-type="float" office:value="1.53065539228387E+018" calcext:value-type="float">
            <text:p>1.53065539228387E+018</text:p>
          </table:table-cell>
          <table:table-cell office:value-type="float" office:value="1.53065536546872E+018" calcext:value-type="float">
            <text:p>1.53065536546872E+018</text:p>
          </table:table-cell>
          <table:table-cell office:value-type="float" office:value="477" calcext:value-type="float">
            <text:p>477</text:p>
          </table:table-cell>
          <table:table-cell table:formula="of:=([.D20]-[.C19])/1000000" office:value-type="float" office:value="-23106.78784" calcext:value-type="float">
            <text:p>-23106.78784</text:p>
          </table:table-cell>
          <table:table-cell table:formula="of:=([.C20]-[.D20])/1000000" office:value-type="float" office:value="26815.153152" calcext:value-type="float">
            <text:p>26815.153152</text:p>
          </table:table-cell>
          <table:table-cell table:formula="of:=([.C20]-[.B20])/1000000" office:value-type="float" office:value="26303.028224" calcext:value-type="float">
            <text:p>26303.028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3065537150881E+018" calcext:value-type="float">
            <text:p>1.53065537150881E+018</text:p>
          </table:table-cell>
          <table:table-cell office:value-type="float" office:value="1.53065540371985E+018" calcext:value-type="float">
            <text:p>1.53065540371985E+018</text:p>
          </table:table-cell>
          <table:table-cell office:value-type="float" office:value="1.53065536899759E+018" calcext:value-type="float">
            <text:p>1.53065536899759E+018</text:p>
          </table:table-cell>
          <table:table-cell office:value-type="float" office:value="478" calcext:value-type="float">
            <text:p>478</text:p>
          </table:table-cell>
          <table:table-cell table:formula="of:=([.D21]-[.C20])/1000000" office:value-type="float" office:value="-23286.277888" calcext:value-type="float">
            <text:p>-23286.277888</text:p>
          </table:table-cell>
          <table:table-cell table:formula="of:=([.C21]-[.D21])/1000000" office:value-type="float" office:value="34722.252032" calcext:value-type="float">
            <text:p>34722.252032</text:p>
          </table:table-cell>
          <table:table-cell table:formula="of:=([.C21]-[.B21])/1000000" office:value-type="float" office:value="32211.034624" calcext:value-type="float">
            <text:p>32211.034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065537523682E+018" calcext:value-type="float">
            <text:p>1.53065537523682E+018</text:p>
          </table:table-cell>
          <table:table-cell office:value-type="float" office:value="1.53065540917489E+018" calcext:value-type="float">
            <text:p>1.53065540917489E+018</text:p>
          </table:table-cell>
          <table:table-cell office:value-type="float" office:value="1.53065537460508E+018" calcext:value-type="float">
            <text:p>1.53065537460508E+018</text:p>
          </table:table-cell>
          <table:table-cell office:value-type="float" office:value="478" calcext:value-type="float">
            <text:p>478</text:p>
          </table:table-cell>
          <table:table-cell table:formula="of:=([.D22]-[.C21])/1000000" office:value-type="float" office:value="-29114.769408" calcext:value-type="float">
            <text:p>-29114.769408</text:p>
          </table:table-cell>
          <table:table-cell table:formula="of:=([.C22]-[.D22])/1000000" office:value-type="float" office:value="34569.811968" calcext:value-type="float">
            <text:p>34569.811968</text:p>
          </table:table-cell>
          <table:table-cell table:formula="of:=([.C22]-[.B22])/1000000" office:value-type="float" office:value="33938.068992" calcext:value-type="float">
            <text:p>33938.068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3065537917341E+018" calcext:value-type="float">
            <text:p>1.53065537917341E+018</text:p>
          </table:table-cell>
          <table:table-cell office:value-type="float" office:value="1.53065541365482E+018" calcext:value-type="float">
            <text:p>1.53065541365482E+018</text:p>
          </table:table-cell>
          <table:table-cell office:value-type="float" office:value="1.53065537876387E+018" calcext:value-type="float">
            <text:p>1.53065537876387E+018</text:p>
          </table:table-cell>
          <table:table-cell office:value-type="float" office:value="478" calcext:value-type="float">
            <text:p>478</text:p>
          </table:table-cell>
          <table:table-cell table:formula="of:=([.D23]-[.C22])/1000000" office:value-type="float" office:value="-30411.017728" calcext:value-type="float">
            <text:p>-30411.017728</text:p>
          </table:table-cell>
          <table:table-cell table:formula="of:=([.C23]-[.D23])/1000000" office:value-type="float" office:value="34890.94656" calcext:value-type="float">
            <text:p>34890.94656</text:p>
          </table:table-cell>
          <table:table-cell table:formula="of:=([.C23]-[.B23])/1000000" office:value-type="float" office:value="34481.411072" calcext:value-type="float">
            <text:p>34481.411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065538276484E+018" calcext:value-type="float">
            <text:p>1.53065538276484E+018</text:p>
          </table:table-cell>
          <table:table-cell office:value-type="float" office:value="1.53065542146915E+018" calcext:value-type="float">
            <text:p>1.53065542146915E+018</text:p>
          </table:table-cell>
          <table:table-cell office:value-type="float" office:value="1.53065537965081E+018" calcext:value-type="float">
            <text:p>1.53065537965081E+018</text:p>
          </table:table-cell>
          <table:table-cell office:value-type="float" office:value="479" calcext:value-type="float">
            <text:p>479</text:p>
          </table:table-cell>
          <table:table-cell table:formula="of:=([.D24]-[.C23])/1000000" office:value-type="float" office:value="-34004.003328" calcext:value-type="float">
            <text:p>-34004.003328</text:p>
          </table:table-cell>
          <table:table-cell table:formula="of:=([.C24]-[.D24])/1000000" office:value-type="float" office:value="41818.331904" calcext:value-type="float">
            <text:p>41818.331904</text:p>
          </table:table-cell>
          <table:table-cell table:formula="of:=([.C24]-[.B24])/1000000" office:value-type="float" office:value="38704.30592" calcext:value-type="float">
            <text:p>38704.305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3065538651287E+018" calcext:value-type="float">
            <text:p>1.53065538651287E+018</text:p>
          </table:table-cell>
          <table:table-cell office:value-type="float" office:value="1.53065542565873E+018" calcext:value-type="float">
            <text:p>1.53065542565873E+018</text:p>
          </table:table-cell>
          <table:table-cell office:value-type="float" office:value="1.53065538540242E+018" calcext:value-type="float">
            <text:p>1.53065538540242E+018</text:p>
          </table:table-cell>
          <table:table-cell office:value-type="float" office:value="479" calcext:value-type="float">
            <text:p>479</text:p>
          </table:table-cell>
          <table:table-cell table:formula="of:=([.D25]-[.C24])/1000000" office:value-type="float" office:value="-36066.72512" calcext:value-type="float">
            <text:p>-36066.72512</text:p>
          </table:table-cell>
          <table:table-cell table:formula="of:=([.C25]-[.D25])/1000000" office:value-type="float" office:value="40256.311552" calcext:value-type="float">
            <text:p>40256.311552</text:p>
          </table:table-cell>
          <table:table-cell table:formula="of:=([.C25]-[.B25])/1000000" office:value-type="float" office:value="39145.865984" calcext:value-type="float">
            <text:p>39145.865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3065538968719E+018" calcext:value-type="float">
            <text:p>1.53065538968719E+018</text:p>
          </table:table-cell>
          <table:table-cell office:value-type="float" office:value="1.53065542933923E+018" calcext:value-type="float">
            <text:p>1.53065542933923E+018</text:p>
          </table:table-cell>
          <table:table-cell office:value-type="float" office:value="1.53065538928585E+018" calcext:value-type="float">
            <text:p>1.53065538928585E+018</text:p>
          </table:table-cell>
          <table:table-cell office:value-type="float" office:value="479" calcext:value-type="float">
            <text:p>479</text:p>
          </table:table-cell>
          <table:table-cell table:formula="of:=([.D26]-[.C25])/1000000" office:value-type="float" office:value="-36372.877312" calcext:value-type="float">
            <text:p>-36372.877312</text:p>
          </table:table-cell>
          <table:table-cell table:formula="of:=([.C26]-[.D26])/1000000" office:value-type="float" office:value="40053.378304" calcext:value-type="float">
            <text:p>40053.378304</text:p>
          </table:table-cell>
          <table:table-cell table:formula="of:=([.C26]-[.B26])/1000000" office:value-type="float" office:value="39652.043008" calcext:value-type="float">
            <text:p>39652.043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3065539548167E+018" calcext:value-type="float">
            <text:p>1.53065539548167E+018</text:p>
          </table:table-cell>
          <table:table-cell office:value-type="float" office:value="1.53065543685197E+018" calcext:value-type="float">
            <text:p>1.53065543685197E+018</text:p>
          </table:table-cell>
          <table:table-cell office:value-type="float" office:value="1.53065539314366E+018" calcext:value-type="float">
            <text:p>1.53065539314366E+018</text:p>
          </table:table-cell>
          <table:table-cell office:value-type="float" office:value="480" calcext:value-type="float">
            <text:p>480</text:p>
          </table:table-cell>
          <table:table-cell table:formula="of:=([.D27]-[.C26])/1000000" office:value-type="float" office:value="-36195.574528" calcext:value-type="float">
            <text:p>-36195.574528</text:p>
          </table:table-cell>
          <table:table-cell table:formula="of:=([.C27]-[.D27])/1000000" office:value-type="float" office:value="43708.310016" calcext:value-type="float">
            <text:p>43708.310016</text:p>
          </table:table-cell>
          <table:table-cell table:formula="of:=([.C27]-[.B27])/1000000" office:value-type="float" office:value="41370.29504" calcext:value-type="float">
            <text:p>41370.295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3065540028507E+018" calcext:value-type="float">
            <text:p>1.53065540028507E+018</text:p>
          </table:table-cell>
          <table:table-cell office:value-type="float" office:value="1.53065544064256E+018" calcext:value-type="float">
            <text:p>1.53065544064256E+018</text:p>
          </table:table-cell>
          <table:table-cell office:value-type="float" office:value="1.53065539977836E+018" calcext:value-type="float">
            <text:p>1.53065539977836E+018</text:p>
          </table:table-cell>
          <table:table-cell office:value-type="float" office:value="480" calcext:value-type="float">
            <text:p>480</text:p>
          </table:table-cell>
          <table:table-cell table:formula="of:=([.D28]-[.C27])/1000000" office:value-type="float" office:value="-37073.605888" calcext:value-type="float">
            <text:p>-37073.605888</text:p>
          </table:table-cell>
          <table:table-cell table:formula="of:=([.C28]-[.D28])/1000000" office:value-type="float" office:value="40864.195584" calcext:value-type="float">
            <text:p>40864.195584</text:p>
          </table:table-cell>
          <table:table-cell table:formula="of:=([.C28]-[.B28])/1000000" office:value-type="float" office:value="40357.48352" calcext:value-type="float">
            <text:p>40357.483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3065540582213E+018" calcext:value-type="float">
            <text:p>1.53065540582213E+018</text:p>
          </table:table-cell>
          <table:table-cell office:value-type="float" office:value="1.53065544414698E+018" calcext:value-type="float">
            <text:p>1.53065544414698E+018</text:p>
          </table:table-cell>
          <table:table-cell office:value-type="float" office:value="1.53065540471011E+018" calcext:value-type="float">
            <text:p>1.53065540471011E+018</text:p>
          </table:table-cell>
          <table:table-cell office:value-type="float" office:value="480" calcext:value-type="float">
            <text:p>480</text:p>
          </table:table-cell>
          <table:table-cell table:formula="of:=([.D29]-[.C28])/1000000" office:value-type="float" office:value="-35932.451328" calcext:value-type="float">
            <text:p>-35932.451328</text:p>
          </table:table-cell>
          <table:table-cell table:formula="of:=([.C29]-[.D29])/1000000" office:value-type="float" office:value="39436.873728" calcext:value-type="float">
            <text:p>39436.873728</text:p>
          </table:table-cell>
          <table:table-cell table:formula="of:=([.C29]-[.B29])/1000000" office:value-type="float" office:value="38324.845568" calcext:value-type="float">
            <text:p>38324.845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3065541058883E+018" calcext:value-type="float">
            <text:p>1.53065541058883E+018</text:p>
          </table:table-cell>
          <table:table-cell office:value-type="float" office:value="1.5306554509707E+018" calcext:value-type="float">
            <text:p>1.5306554509707E+018</text:p>
          </table:table-cell>
          <table:table-cell office:value-type="float" office:value="1.53065540998351E+018" calcext:value-type="float">
            <text:p>1.53065540998351E+018</text:p>
          </table:table-cell>
          <table:table-cell office:value-type="float" office:value="481" calcext:value-type="float">
            <text:p>481</text:p>
          </table:table-cell>
          <table:table-cell table:formula="of:=([.D30]-[.C29])/1000000" office:value-type="float" office:value="-34163.474432" calcext:value-type="float">
            <text:p>-34163.474432</text:p>
          </table:table-cell>
          <table:table-cell table:formula="of:=([.C30]-[.D30])/1000000" office:value-type="float" office:value="40987.196416" calcext:value-type="float">
            <text:p>40987.196416</text:p>
          </table:table-cell>
          <table:table-cell table:formula="of:=([.C30]-[.B30])/1000000" office:value-type="float" office:value="40381.873152" calcext:value-type="float">
            <text:p>40381.8731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306554151604E+018" calcext:value-type="float">
            <text:p>1.5306554151604E+018</text:p>
          </table:table-cell>
          <table:table-cell office:value-type="float" office:value="1.53065545402662E+018" calcext:value-type="float">
            <text:p>1.53065545402662E+018</text:p>
          </table:table-cell>
          <table:table-cell office:value-type="float" office:value="1.53065541468323E+018" calcext:value-type="float">
            <text:p>1.53065541468323E+018</text:p>
          </table:table-cell>
          <table:table-cell office:value-type="float" office:value="481" calcext:value-type="float">
            <text:p>481</text:p>
          </table:table-cell>
          <table:table-cell table:formula="of:=([.D31]-[.C30])/1000000" office:value-type="float" office:value="-36287.476992" calcext:value-type="float">
            <text:p>-36287.476992</text:p>
          </table:table-cell>
          <table:table-cell table:formula="of:=([.C31]-[.D31])/1000000" office:value-type="float" office:value="39343.394816" calcext:value-type="float">
            <text:p>39343.394816</text:p>
          </table:table-cell>
          <table:table-cell table:formula="of:=([.C31]-[.B31])/1000000" office:value-type="float" office:value="38866.21824" calcext:value-type="float">
            <text:p>38866.218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3065541884485E+018" calcext:value-type="float">
            <text:p>1.53065541884485E+018</text:p>
          </table:table-cell>
          <table:table-cell office:value-type="float" office:value="1.53065545792651E+018" calcext:value-type="float">
            <text:p>1.53065545792651E+018</text:p>
          </table:table-cell>
          <table:table-cell office:value-type="float" office:value="1.53065541602921E+018" calcext:value-type="float">
            <text:p>1.53065541602921E+018</text:p>
          </table:table-cell>
          <table:table-cell office:value-type="float" office:value="481" calcext:value-type="float">
            <text:p>481</text:p>
          </table:table-cell>
          <table:table-cell table:formula="of:=([.D32]-[.C31])/1000000" office:value-type="float" office:value="-37997.40928" calcext:value-type="float">
            <text:p>-37997.40928</text:p>
          </table:table-cell>
          <table:table-cell table:formula="of:=([.C32]-[.D32])/1000000" office:value-type="float" office:value="41897.302272" calcext:value-type="float">
            <text:p>41897.302272</text:p>
          </table:table-cell>
          <table:table-cell table:formula="of:=([.C32]-[.B32])/1000000" office:value-type="float" office:value="39081.661696" calcext:value-type="float">
            <text:p>39081.6616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306554227868E+018" calcext:value-type="float">
            <text:p>1.5306554227868E+018</text:p>
          </table:table-cell>
          <table:table-cell office:value-type="float" office:value="1.5306554662582E+018" calcext:value-type="float">
            <text:p>1.5306554662582E+018</text:p>
          </table:table-cell>
          <table:table-cell office:value-type="float" office:value="1.53065542197276E+018" calcext:value-type="float">
            <text:p>1.53065542197276E+018</text:p>
          </table:table-cell>
          <table:table-cell office:value-type="float" office:value="482" calcext:value-type="float">
            <text:p>482</text:p>
          </table:table-cell>
          <table:table-cell table:formula="of:=([.D33]-[.C32])/1000000" office:value-type="float" office:value="-35953.755136" calcext:value-type="float">
            <text:p>-35953.755136</text:p>
          </table:table-cell>
          <table:table-cell table:formula="of:=([.C33]-[.D33])/1000000" office:value-type="float" office:value="44285.443328" calcext:value-type="float">
            <text:p>44285.443328</text:p>
          </table:table-cell>
          <table:table-cell table:formula="of:=([.C33]-[.B33])/1000000" office:value-type="float" office:value="43471.401984" calcext:value-type="float">
            <text:p>43471.4019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306554264258E+018" calcext:value-type="float">
            <text:p>1.5306554264258E+018</text:p>
          </table:table-cell>
          <table:table-cell office:value-type="float" office:value="1.5306554717719E+018" calcext:value-type="float">
            <text:p>1.5306554717719E+018</text:p>
          </table:table-cell>
          <table:table-cell office:value-type="float" office:value="1.53065542621756E+018" calcext:value-type="float">
            <text:p>1.53065542621756E+018</text:p>
          </table:table-cell>
          <table:table-cell office:value-type="float" office:value="482" calcext:value-type="float">
            <text:p>482</text:p>
          </table:table-cell>
          <table:table-cell table:formula="of:=([.D34]-[.C33])/1000000" office:value-type="float" office:value="-40040.641792" calcext:value-type="float">
            <text:p>-40040.641792</text:p>
          </table:table-cell>
          <table:table-cell table:formula="of:=([.C34]-[.D34])/1000000" office:value-type="float" office:value="45554.343936" calcext:value-type="float">
            <text:p>45554.343936</text:p>
          </table:table-cell>
          <table:table-cell table:formula="of:=([.C34]-[.B34])/1000000" office:value-type="float" office:value="45346.100224" calcext:value-type="float">
            <text:p>45346.1002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3065543080526E+018" calcext:value-type="float">
            <text:p>1.53065543080526E+018</text:p>
          </table:table-cell>
          <table:table-cell office:value-type="float" office:value="1.53065547500461E+018" calcext:value-type="float">
            <text:p>1.53065547500461E+018</text:p>
          </table:table-cell>
          <table:table-cell office:value-type="float" office:value="1.53065543011017E+018" calcext:value-type="float">
            <text:p>1.53065543011017E+018</text:p>
          </table:table-cell>
          <table:table-cell office:value-type="float" office:value="482" calcext:value-type="float">
            <text:p>482</text:p>
          </table:table-cell>
          <table:table-cell table:formula="of:=([.D35]-[.C34])/1000000" office:value-type="float" office:value="-41661.737728" calcext:value-type="float">
            <text:p>-41661.737728</text:p>
          </table:table-cell>
          <table:table-cell table:formula="of:=([.C35]-[.D35])/1000000" office:value-type="float" office:value="44894.439936" calcext:value-type="float">
            <text:p>44894.439936</text:p>
          </table:table-cell>
          <table:table-cell table:formula="of:=([.C35]-[.B35])/1000000" office:value-type="float" office:value="44199.341056" calcext:value-type="float">
            <text:p>44199.3410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3065543440317E+018" calcext:value-type="float">
            <text:p>1.53065543440317E+018</text:p>
          </table:table-cell>
          <table:table-cell office:value-type="float" office:value="1.53065548119807E+018" calcext:value-type="float">
            <text:p>1.53065548119807E+018</text:p>
          </table:table-cell>
          <table:table-cell office:value-type="float" office:value="1.53065543158555E+018" calcext:value-type="float">
            <text:p>1.53065543158555E+018</text:p>
          </table:table-cell>
          <table:table-cell office:value-type="float" office:value="482" calcext:value-type="float">
            <text:p>482</text:p>
          </table:table-cell>
          <table:table-cell table:formula="of:=([.D36]-[.C35])/1000000" office:value-type="float" office:value="-43419.053056" calcext:value-type="float">
            <text:p>-43419.053056</text:p>
          </table:table-cell>
          <table:table-cell table:formula="of:=([.C36]-[.D36])/1000000" office:value-type="float" office:value="49612.51456" calcext:value-type="float">
            <text:p>49612.51456</text:p>
          </table:table-cell>
          <table:table-cell table:formula="of:=([.C36]-[.B36])/1000000" office:value-type="float" office:value="46794.89664" calcext:value-type="float">
            <text:p>46794.896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3065543822317E+018" calcext:value-type="float">
            <text:p>1.53065543822317E+018</text:p>
          </table:table-cell>
          <table:table-cell office:value-type="float" office:value="1.53065548497968E+018" calcext:value-type="float">
            <text:p>1.53065548497968E+018</text:p>
          </table:table-cell>
          <table:table-cell office:value-type="float" office:value="1.53065543731337E+018" calcext:value-type="float">
            <text:p>1.53065543731337E+018</text:p>
          </table:table-cell>
          <table:table-cell office:value-type="float" office:value="483" calcext:value-type="float">
            <text:p>483</text:p>
          </table:table-cell>
          <table:table-cell table:formula="of:=([.D37]-[.C36])/1000000" office:value-type="float" office:value="-43884.700416" calcext:value-type="float">
            <text:p>-43884.700416</text:p>
          </table:table-cell>
          <table:table-cell table:formula="of:=([.C37]-[.D37])/1000000" office:value-type="float" office:value="47666.309376" calcext:value-type="float">
            <text:p>47666.309376</text:p>
          </table:table-cell>
          <table:table-cell table:formula="of:=([.C37]-[.B37])/1000000" office:value-type="float" office:value="46756.51072" calcext:value-type="float">
            <text:p>46756.51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3065544178285E+018" calcext:value-type="float">
            <text:p>1.53065544178285E+018</text:p>
          </table:table-cell>
          <table:table-cell office:value-type="float" office:value="1.53065548924842E+018" calcext:value-type="float">
            <text:p>1.53065548924842E+018</text:p>
          </table:table-cell>
          <table:table-cell office:value-type="float" office:value="1.53065544116846E+018" calcext:value-type="float">
            <text:p>1.53065544116846E+018</text:p>
          </table:table-cell>
          <table:table-cell office:value-type="float" office:value="483" calcext:value-type="float">
            <text:p>483</text:p>
          </table:table-cell>
          <table:table-cell table:formula="of:=([.D38]-[.C37])/1000000" office:value-type="float" office:value="-43811.212288" calcext:value-type="float">
            <text:p>-43811.212288</text:p>
          </table:table-cell>
          <table:table-cell table:formula="of:=([.C38]-[.D38])/1000000" office:value-type="float" office:value="48079.958272" calcext:value-type="float">
            <text:p>48079.958272</text:p>
          </table:table-cell>
          <table:table-cell table:formula="of:=([.C38]-[.B38])/1000000" office:value-type="float" office:value="47465.569024" calcext:value-type="float">
            <text:p>47465.5690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3065544501416E+018" calcext:value-type="float">
            <text:p>1.53065544501416E+018</text:p>
          </table:table-cell>
          <table:table-cell office:value-type="float" office:value="1.53065549487115E+018" calcext:value-type="float">
            <text:p>1.53065549487115E+018</text:p>
          </table:table-cell>
          <table:table-cell office:value-type="float" office:value="1.53065544460424E+018" calcext:value-type="float">
            <text:p>1.53065544460424E+018</text:p>
          </table:table-cell>
          <table:table-cell office:value-type="float" office:value="483" calcext:value-type="float">
            <text:p>483</text:p>
          </table:table-cell>
          <table:table-cell table:formula="of:=([.D39]-[.C38])/1000000" office:value-type="float" office:value="-44644.178688" calcext:value-type="float">
            <text:p>-44644.178688</text:p>
          </table:table-cell>
          <table:table-cell table:formula="of:=([.C39]-[.D39])/1000000" office:value-type="float" office:value="50266.908928" calcext:value-type="float">
            <text:p>50266.908928</text:p>
          </table:table-cell>
          <table:table-cell table:formula="of:=([.C39]-[.B39])/1000000" office:value-type="float" office:value="49856.99328" calcext:value-type="float">
            <text:p>49856.993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3065544876485E+018" calcext:value-type="float">
            <text:p>1.53065544876485E+018</text:p>
          </table:table-cell>
          <table:table-cell office:value-type="float" office:value="1.5306554969321E+018" calcext:value-type="float">
            <text:p>1.5306554969321E+018</text:p>
          </table:table-cell>
          <table:table-cell office:value-type="float" office:value="1.5306554456381E+018" calcext:value-type="float">
            <text:p>1.5306554456381E+018</text:p>
          </table:table-cell>
          <table:table-cell office:value-type="float" office:value="484" calcext:value-type="float">
            <text:p>484</text:p>
          </table:table-cell>
          <table:table-cell table:formula="of:=([.D40]-[.C39])/1000000" office:value-type="float" office:value="-49233.05344" calcext:value-type="float">
            <text:p>-49233.05344</text:p>
          </table:table-cell>
          <table:table-cell table:formula="of:=([.C40]-[.D40])/1000000" office:value-type="float" office:value="51294.00448" calcext:value-type="float">
            <text:p>51294.00448</text:p>
          </table:table-cell>
          <table:table-cell table:formula="of:=([.C40]-[.B40])/1000000" office:value-type="float" office:value="48167.258368" calcext:value-type="float">
            <text:p>48167.2583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3065545169656E+018" calcext:value-type="float">
            <text:p>1.53065545169656E+018</text:p>
          </table:table-cell>
          <table:table-cell office:value-type="float" office:value="1.53065549983921E+018" calcext:value-type="float">
            <text:p>1.53065549983921E+018</text:p>
          </table:table-cell>
          <table:table-cell office:value-type="float" office:value="1.53065545159223E+018" calcext:value-type="float">
            <text:p>1.53065545159223E+018</text:p>
          </table:table-cell>
          <table:table-cell office:value-type="float" office:value="484" calcext:value-type="float">
            <text:p>484</text:p>
          </table:table-cell>
          <table:table-cell table:formula="of:=([.D41]-[.C40])/1000000" office:value-type="float" office:value="-45339.870464" calcext:value-type="float">
            <text:p>-45339.870464</text:p>
          </table:table-cell>
          <table:table-cell table:formula="of:=([.C41]-[.D41])/1000000" office:value-type="float" office:value="48246.97344" calcext:value-type="float">
            <text:p>48246.97344</text:p>
          </table:table-cell>
          <table:table-cell table:formula="of:=([.C41]-[.B41])/1000000" office:value-type="float" office:value="48142.645248" calcext:value-type="float">
            <text:p>48142.6452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3065545531368E+018" calcext:value-type="float">
            <text:p>1.53065545531368E+018</text:p>
          </table:table-cell>
          <table:table-cell office:value-type="float" office:value="1.53065550551902E+018" calcext:value-type="float">
            <text:p>1.53065550551902E+018</text:p>
          </table:table-cell>
          <table:table-cell office:value-type="float" office:value="1.53065545460386E+018" calcext:value-type="float">
            <text:p>1.53065545460386E+018</text:p>
          </table:table-cell>
          <table:table-cell office:value-type="float" office:value="484" calcext:value-type="float">
            <text:p>484</text:p>
          </table:table-cell>
          <table:table-cell table:formula="of:=([.D42]-[.C41])/1000000" office:value-type="float" office:value="-45235.35104" calcext:value-type="float">
            <text:p>-45235.35104</text:p>
          </table:table-cell>
          <table:table-cell table:formula="of:=([.C42]-[.D42])/1000000" office:value-type="float" office:value="50915.16416" calcext:value-type="float">
            <text:p>50915.16416</text:p>
          </table:table-cell>
          <table:table-cell table:formula="of:=([.C42]-[.B42])/1000000" office:value-type="float" office:value="50205.339136" calcext:value-type="float">
            <text:p>50205.339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3065545965174E+018" calcext:value-type="float">
            <text:p>1.53065545965174E+018</text:p>
          </table:table-cell>
          <table:table-cell office:value-type="float" office:value="1.53065550796763E+018" calcext:value-type="float">
            <text:p>1.53065550796763E+018</text:p>
          </table:table-cell>
          <table:table-cell office:value-type="float" office:value="1.5306554585595E+018" calcext:value-type="float">
            <text:p>1.5306554585595E+018</text:p>
          </table:table-cell>
          <table:table-cell office:value-type="float" office:value="485" calcext:value-type="float">
            <text:p>485</text:p>
          </table:table-cell>
          <table:table-cell table:formula="of:=([.D43]-[.C42])/1000000" office:value-type="float" office:value="-46959.518976" calcext:value-type="float">
            <text:p>-46959.518976</text:p>
          </table:table-cell>
          <table:table-cell table:formula="of:=([.C43]-[.D43])/1000000" office:value-type="float" office:value="49408.129536" calcext:value-type="float">
            <text:p>49408.129536</text:p>
          </table:table-cell>
          <table:table-cell table:formula="of:=([.C43]-[.B43])/1000000" office:value-type="float" office:value="48315.888896" calcext:value-type="float">
            <text:p>48315.8888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3065546383163E+018" calcext:value-type="float">
            <text:p>1.53065546383163E+018</text:p>
          </table:table-cell>
          <table:table-cell office:value-type="float" office:value="1.53065551142198E+018" calcext:value-type="float">
            <text:p>1.53065551142198E+018</text:p>
          </table:table-cell>
          <table:table-cell office:value-type="float" office:value="1.53065546383046E+018" calcext:value-type="float">
            <text:p>1.53065546383046E+018</text:p>
          </table:table-cell>
          <table:table-cell office:value-type="float" office:value="485" calcext:value-type="float">
            <text:p>485</text:p>
          </table:table-cell>
          <table:table-cell table:formula="of:=([.D44]-[.C43])/1000000" office:value-type="float" office:value="-44137.16992" calcext:value-type="float">
            <text:p>-44137.16992</text:p>
          </table:table-cell>
          <table:table-cell table:formula="of:=([.C44]-[.D44])/1000000" office:value-type="float" office:value="47591.523584" calcext:value-type="float">
            <text:p>47591.523584</text:p>
          </table:table-cell>
          <table:table-cell table:formula="of:=([.C44]-[.B44])/1000000" office:value-type="float" office:value="47590.356224" calcext:value-type="float">
            <text:p>47590.356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3065546945757E+018" calcext:value-type="float">
            <text:p>1.53065546945757E+018</text:p>
          </table:table-cell>
          <table:table-cell office:value-type="float" office:value="1.53065551720944E+018" calcext:value-type="float">
            <text:p>1.53065551720944E+018</text:p>
          </table:table-cell>
          <table:table-cell office:value-type="float" office:value="1.53065546689282E+018" calcext:value-type="float">
            <text:p>1.53065546689282E+018</text:p>
          </table:table-cell>
          <table:table-cell office:value-type="float" office:value="485" calcext:value-type="float">
            <text:p>485</text:p>
          </table:table-cell>
          <table:table-cell table:formula="of:=([.D45]-[.C44])/1000000" office:value-type="float" office:value="-44529.159424" calcext:value-type="float">
            <text:p>-44529.159424</text:p>
          </table:table-cell>
          <table:table-cell table:formula="of:=([.C45]-[.D45])/1000000" office:value-type="float" office:value="50316.610816" calcext:value-type="float">
            <text:p>50316.610816</text:p>
          </table:table-cell>
          <table:table-cell table:formula="of:=([.C45]-[.B45])/1000000" office:value-type="float" office:value="47751.86048" calcext:value-type="float">
            <text:p>47751.860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3065547248506E+018" calcext:value-type="float">
            <text:p>1.53065547248506E+018</text:p>
          </table:table-cell>
          <table:table-cell office:value-type="float" office:value="1.53065552096662E+018" calcext:value-type="float">
            <text:p>1.53065552096662E+018</text:p>
          </table:table-cell>
          <table:table-cell office:value-type="float" office:value="1.53065547248119E+018" calcext:value-type="float">
            <text:p>1.53065547248119E+018</text:p>
          </table:table-cell>
          <table:table-cell office:value-type="float" office:value="486" calcext:value-type="float">
            <text:p>486</text:p>
          </table:table-cell>
          <table:table-cell table:formula="of:=([.D46]-[.C45])/1000000" office:value-type="float" office:value="-44728.244224" calcext:value-type="float">
            <text:p>-44728.244224</text:p>
          </table:table-cell>
          <table:table-cell table:formula="of:=([.C46]-[.D46])/1000000" office:value-type="float" office:value="48485.426944" calcext:value-type="float">
            <text:p>48485.426944</text:p>
          </table:table-cell>
          <table:table-cell table:formula="of:=([.C46]-[.B46])/1000000" office:value-type="float" office:value="48481.559296" calcext:value-type="float">
            <text:p>48481.5592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306554762995E+018" calcext:value-type="float">
            <text:p>1.5306554762995E+018</text:p>
          </table:table-cell>
          <table:table-cell office:value-type="float" office:value="1.53065552397992E+018" calcext:value-type="float">
            <text:p>1.53065552397992E+018</text:p>
          </table:table-cell>
          <table:table-cell office:value-type="float" office:value="1.53065547543372E+018" calcext:value-type="float">
            <text:p>1.53065547543372E+018</text:p>
          </table:table-cell>
          <table:table-cell office:value-type="float" office:value="486" calcext:value-type="float">
            <text:p>486</text:p>
          </table:table-cell>
          <table:table-cell table:formula="of:=([.D47]-[.C46])/1000000" office:value-type="float" office:value="-45532.89344" calcext:value-type="float">
            <text:p>-45532.89344</text:p>
          </table:table-cell>
          <table:table-cell table:formula="of:=([.C47]-[.D47])/1000000" office:value-type="float" office:value="48546.198016" calcext:value-type="float">
            <text:p>48546.198016</text:p>
          </table:table-cell>
          <table:table-cell table:formula="of:=([.C47]-[.B47])/1000000" office:value-type="float" office:value="47680.4224" calcext:value-type="float">
            <text:p>47680.42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3065547921286E+018" calcext:value-type="float">
            <text:p>1.53065547921286E+018</text:p>
          </table:table-cell>
          <table:table-cell office:value-type="float" office:value="1.5306555311865E+018" calcext:value-type="float">
            <text:p>1.5306555311865E+018</text:p>
          </table:table-cell>
          <table:table-cell office:value-type="float" office:value="1.5306554767959E+018" calcext:value-type="float">
            <text:p>1.5306554767959E+018</text:p>
          </table:table-cell>
          <table:table-cell office:value-type="float" office:value="486" calcext:value-type="float">
            <text:p>486</text:p>
          </table:table-cell>
          <table:table-cell table:formula="of:=([.D48]-[.C47])/1000000" office:value-type="float" office:value="-47184.018688" calcext:value-type="float">
            <text:p>-47184.018688</text:p>
          </table:table-cell>
          <table:table-cell table:formula="of:=([.C48]-[.D48])/1000000" office:value-type="float" office:value="54390.592768" calcext:value-type="float">
            <text:p>54390.592768</text:p>
          </table:table-cell>
          <table:table-cell table:formula="of:=([.C48]-[.B48])/1000000" office:value-type="float" office:value="51973.632" calcext:value-type="float">
            <text:p>51973.6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3065548283152E+018" calcext:value-type="float">
            <text:p>1.53065548283152E+018</text:p>
          </table:table-cell>
          <table:table-cell office:value-type="float" office:value="1.53065553451934E+018" calcext:value-type="float">
            <text:p>1.53065553451934E+018</text:p>
          </table:table-cell>
          <table:table-cell office:value-type="float" office:value="1.53065548176122E+018" calcext:value-type="float">
            <text:p>1.53065548176122E+018</text:p>
          </table:table-cell>
          <table:table-cell office:value-type="float" office:value="486" calcext:value-type="float">
            <text:p>486</text:p>
          </table:table-cell>
          <table:table-cell table:formula="of:=([.D49]-[.C48])/1000000" office:value-type="float" office:value="-49425.280768" calcext:value-type="float">
            <text:p>-49425.280768</text:p>
          </table:table-cell>
          <table:table-cell table:formula="of:=([.C49]-[.D49])/1000000" office:value-type="float" office:value="52758.120192" calcext:value-type="float">
            <text:p>52758.120192</text:p>
          </table:table-cell>
          <table:table-cell table:formula="of:=([.C49]-[.B49])/1000000" office:value-type="float" office:value="51687.817728" calcext:value-type="float">
            <text:p>51687.8177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3065548688296E+018" calcext:value-type="float">
            <text:p>1.53065548688296E+018</text:p>
          </table:table-cell>
          <table:table-cell/>
          <table:table-cell office:value-type="float" office:value="1.53065548566211E+018" calcext:value-type="float">
            <text:p>1.53065548566211E+0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3065549028315E+018" calcext:value-type="float">
            <text:p>1.53065549028315E+018</text:p>
          </table:table-cell>
          <table:table-cell/>
          <table:table-cell office:value-type="float" office:value="1.53065548965815E+018" calcext:value-type="float">
            <text:p>1.53065548965815E+01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3065549282086E+018" calcext:value-type="float">
            <text:p>1.53065549282086E+018</text:p>
          </table:table-cell>
          <table:table-cell/>
          <table:table-cell office:value-type="float" office:value="1.53065549080122E+018" calcext:value-type="float">
            <text:p>1.53065549080122E+0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3065549543177E+018" calcext:value-type="float">
            <text:p>1.53065549543177E+018</text:p>
          </table:table-cell>
          <table:table-cell/>
          <table:table-cell office:value-type="float" office:value="1.53065549522755E+018" calcext:value-type="float">
            <text:p>1.53065549522755E+01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306554982889E+018" calcext:value-type="float">
            <text:p>1.5306554982889E+018</text:p>
          </table:table-cell>
          <table:table-cell/>
          <table:table-cell office:value-type="float" office:value="1.53065549737084E+018" calcext:value-type="float">
            <text:p>1.53065549737084E+01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3065550171404E+018" calcext:value-type="float">
            <text:p>1.53065550171404E+018</text:p>
          </table:table-cell>
          <table:table-cell/>
          <table:table-cell office:value-type="float" office:value="1.53065550024377E+018" calcext:value-type="float">
            <text:p>1.53065550024377E+01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3065550401436E+018" calcext:value-type="float">
            <text:p>1.53065550401436E+018</text:p>
          </table:table-cell>
          <table:table-cell/>
          <table:table-cell office:value-type="float" office:value="1.53065550230197E+018" calcext:value-type="float">
            <text:p>1.53065550230197E+01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3065550642103E+018" calcext:value-type="float">
            <text:p>1.53065550642103E+018</text:p>
          </table:table-cell>
          <table:table-cell/>
          <table:table-cell office:value-type="float" office:value="1.53065550601194E+018" calcext:value-type="float">
            <text:p>1.53065550601194E+01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3065550996882E+018" calcext:value-type="float">
            <text:p>1.53065550996882E+018</text:p>
          </table:table-cell>
          <table:table-cell/>
          <table:table-cell office:value-type="float" office:value="1.53065550835825E+018" calcext:value-type="float">
            <text:p>1.53065550835825E+01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3065551344679E+018" calcext:value-type="float">
            <text:p>1.53065551344679E+018</text:p>
          </table:table-cell>
          <table:table-cell/>
          <table:table-cell office:value-type="float" office:value="1.53065551180617E+018" calcext:value-type="float">
            <text:p>1.53065551180617E+01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3065551559595E+018" calcext:value-type="float">
            <text:p>1.53065551559595E+018</text:p>
          </table:table-cell>
          <table:table-cell/>
          <table:table-cell office:value-type="float" office:value="1.53065551394479E+018" calcext:value-type="float">
            <text:p>1.53065551394479E+0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3065551901285E+018" calcext:value-type="float">
            <text:p>1.53065551901285E+018</text:p>
          </table:table-cell>
          <table:table-cell/>
          <table:table-cell office:value-type="float" office:value="1.53065551759741E+018" calcext:value-type="float">
            <text:p>1.53065551759741E+01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3065552168966E+018" calcext:value-type="float">
            <text:p>1.53065552168966E+018</text:p>
          </table:table-cell>
          <table:table-cell/>
          <table:table-cell office:value-type="float" office:value="1.53065552148891E+018" calcext:value-type="float">
            <text:p>1.53065552148891E+0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3065552553818E+018" calcext:value-type="float">
            <text:p>1.53065552553818E+018</text:p>
          </table:table-cell>
          <table:table-cell/>
          <table:table-cell office:value-type="float" office:value="1.53065552475656E+018" calcext:value-type="float">
            <text:p>1.53065552475656E+01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3065552899922E+018" calcext:value-type="float">
            <text:p>1.53065552899922E+018</text:p>
          </table:table-cell>
          <table:table-cell/>
          <table:table-cell office:value-type="float" office:value="1.53065552899764E+018" calcext:value-type="float">
            <text:p>1.53065552899764E+01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3065553217948E+018" calcext:value-type="float">
            <text:p>1.53065553217948E+018</text:p>
          </table:table-cell>
          <table:table-cell/>
          <table:table-cell office:value-type="float" office:value="1.53065553166565E+018" calcext:value-type="float">
            <text:p>1.53065553166565E+0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53065553505868E+018" calcext:value-type="float">
            <text:p>1.53065553505868E+0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7:21:08.341089586</dc:date>
    <meta:editing-duration>PT7M21S</meta:editing-duration>
    <meta:editing-cycles>4</meta:editing-cycles>
    <meta:generator>LibreOffice/5.2.7.2$Linux_X86_64 LibreOffice_project/20m0$Build-2</meta:generator>
    <meta:document-statistic meta:table-count="1" meta:cell-count="440" meta:object-count="0"/>
  </office:meta>
</office:document-meta>
</file>